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924000060FB000036F9A9A8737C.svm" manifest:media-type=""/>
  <manifest:file-entry manifest:full-path="Pictures/2000094900005E93000037A2ABEE1160.svm" manifest:media-type=""/>
  <manifest:file-entry manifest:full-path="Pictures/20000056000018290000030E37121F19.svm" manifest:media-type=""/>
  <manifest:file-entry manifest:full-path="Pictures/2000086300005F630000376511C13720.svm" manifest:media-type=""/>
  <manifest:file-entry manifest:full-path="Pictures/200000560000185E000002738F912BD8.svm" manifest:media-type=""/>
  <manifest:file-entry manifest:full-path="Pictures/200008660000603F0000348DAF8C0065.svm" manifest:media-type=""/>
  <manifest:file-entry manifest:full-path="Pictures/20000052000015AE00000257E8813917.svm" manifest:media-type=""/>
  <manifest:file-entry manifest:full-path="Pictures/20000052000015E300000257DF66DBB7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ab94e" officeooo:paragraph-rsid="000ab94e"/>
    </style:style>
    <style:style style:name="P2" style:family="paragraph" style:parent-style-name="Standard">
      <style:text-properties officeooo:rsid="000d124a" officeooo:paragraph-rsid="000d124a"/>
    </style:style>
    <style:style style:name="P3" style:family="paragraph" style:parent-style-name="Standard">
      <style:paragraph-properties fo:text-align="center" style:justify-single-word="false"/>
      <style:text-properties officeooo:rsid="000d124a" officeooo:paragraph-rsid="000d124a"/>
    </style:style>
    <style:style style:name="P4" style:family="paragraph" style:parent-style-name="Standard">
      <style:text-properties officeooo:rsid="000d124a" officeooo:paragraph-rsid="000ed94f"/>
    </style:style>
    <style:style style:name="P5" style:family="paragraph" style:parent-style-name="Standard">
      <style:text-properties officeooo:rsid="000d124a" officeooo:paragraph-rsid="0010432c"/>
    </style:style>
    <style:style style:name="P6" style:family="paragraph" style:parent-style-name="Standard">
      <style:text-properties officeooo:rsid="000ed94f" officeooo:paragraph-rsid="000ed94f"/>
    </style:style>
    <style:style style:name="P7" style:family="paragraph" style:parent-style-name="Standard">
      <style:text-properties officeooo:rsid="00175fec" officeooo:paragraph-rsid="00175f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d94f" style:font-weight-asian="bold" style:font-weight-complex="bold"/>
    </style:style>
    <style:style style:name="T3" style:family="text">
      <style:text-properties fo:font-weight="bold" officeooo:rsid="001271db" style:font-weight-asian="bold" style:font-weight-complex="bold"/>
    </style:style>
    <style:style style:name="T4" style:family="text">
      <style:text-properties fo:font-style="italic" fo:font-weight="normal" officeooo:rsid="000ed94f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d94f" style:font-weight-asian="normal" style:font-weight-complex="normal"/>
    </style:style>
    <style:style style:name="T7" style:family="text">
      <style:text-properties fo:font-weight="normal" officeooo:rsid="0010432c" style:font-weight-asian="normal" style:font-weight-complex="normal"/>
    </style:style>
    <style:style style:name="T8" style:family="text">
      <style:text-properties officeooo:rsid="000ed9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eam </text:span><text:span text:style-name="T3">bug </text:span><text:span text:style-name="T1">data compared with the </text:span><text:span text:style-name="T3">all bug</text:span><text:span text:style-name="T1"> data</text:span></text:p>
      <text:p text:style-name="P2"><text:span text:style-name="T8">N</text:span>otes <text:span text:style-name="T8">and Formula:</text:span></text:p>
      <text:p text:style-name="P2"><text:span text:style-name="T1">valid</text:span>: bugs(exclude whose status is <text:span text:style-name="T4">ENHANCEMENT-DPLICATED-INVALID-WONTFIX-WORKSFORME</text:span><text:span text:style-name="T5">)</text:span></text:p>
      <text:p text:style-name="P6"><text:span text:style-name="T1">valid bug report rate</text:span>: component valid bugs number /component all bugs number</text:p>
      <text:p text:style-name="P6"><text:span text:style-name="T1">component bug report rate</text:span>: component valid bugs number/ sum of all component valid bugs number</text:p>
      <text:p text:style-name="P6"/>
      <text:p text:style-name="P2">1. <text:span text:style-name="T8">sled12 </text:span>valid bug report rate comparison</text:p>
      <text:p text:style-name="P2"><draw:frame draw:style-name="fr1" draw:name="graphics2" text:anchor-type="paragraph" svg:x="9.17cm" svg:y="0.011cm" svg:width="5.604cm" svg:height="0.6cm" draw:z-index="0"><draw:image xlink:href="Pictures/20000052000015E300000257DF66DBB7.svm" xlink:type="simple" xlink:show="embed" xlink:actuate="onLoad"/></draw:frame></text:p>
      <text:p text:style-name="P1"/>
      <text:p text:style-name="P1"><draw:frame draw:style-name="fr5" draw:name="graphics9" text:anchor-type="paragraph" svg:width="23.94cm" svg:height="13.07cm" draw:z-index="5"><draw:image xlink:href="Pictures/200008660000603F0000348DAF8C0065.svm" xlink:type="simple" xlink:show="embed" xlink:actuate="onLoad"/></draw:frame></text:p>
      <text:p text:style-name="P4"><text:soft-page-break/>2. <text:span text:style-name="T8">sled12 </text:span><text:span text:style-name="T6">component bug report rate comparison</text:span></text:p>
      <text:p text:style-name="P4"><draw:frame draw:style-name="fr2" draw:name="graphics4" text:anchor-type="paragraph" svg:x="8.77cm" svg:y="0.416cm" svg:width="6.239cm" svg:height="0.626cm" draw:z-index="1"><draw:image xlink:href="Pictures/200000560000185E000002738F912BD8.svm" xlink:type="simple" xlink:show="embed" xlink:actuate="onLoad"/></draw:frame><text:span text:style-name="T6"/></text:p>
      <text:p text:style-name="P4"><text:span text:style-name="T6"/></text:p>
      <text:p text:style-name="P4"><text:span text:style-name="T6"/></text:p>
      <text:p text:style-name="P4"><draw:frame draw:style-name="fr5" draw:name="graphics1" text:anchor-type="paragraph" svg:width="23.94cm" svg:height="13.903cm" draw:z-index="6"><draw:image xlink:href="Pictures/2000086300005F630000376511C13720.svm" xlink:type="simple" xlink:show="embed" xlink:actuate="onLoad"/></draw:frame><text:span text:style-name="T6"/></text:p>
      <text:p text:style-name="P4"><text:span text:style-name="T6"/></text:p>
      <text:p text:style-name="P4"><text:span text:style-name="T6"/></text:p>
      <text:p text:style-name="P4"><text:soft-page-break/><text:span text:style-name="T6">3. sled11-sp3 valid bug report rate comparison</text:span></text:p>
      <text:p text:style-name="P4"><text:span text:style-name="T6"/></text:p>
      <text:p text:style-name="P4"><draw:frame draw:style-name="fr3" draw:name="graphics6" text:anchor-type="paragraph" svg:width="5.549cm" svg:height="0.6cm" draw:z-index="2"><draw:image xlink:href="Pictures/20000052000015AE00000257E8813917.svm" xlink:type="simple" xlink:show="embed" xlink:actuate="onLoad"/></draw:frame><text:span text:style-name="T6"/></text:p>
      <text:p text:style-name="P4"><draw:frame draw:style-name="fr1" draw:name="graphics3" text:anchor-type="paragraph" svg:x="0cm" svg:y="0.312cm" svg:width="23.94cm" svg:height="14.081cm" draw:z-index="7"><draw:image xlink:href="Pictures/2000094900005E93000037A2ABEE1160.svm" xlink:type="simple" xlink:show="embed" xlink:actuate="onLoad"/></draw:frame><text:span text:style-name="T6"/></text:p>
      <text:p text:style-name="P4"><text:span text:style-name="T6"/></text:p>
      <text:p text:style-name="P4"><text:span text:style-name="T6"/></text:p>
      <text:p text:style-name="P5"><text:soft-page-break/><text:span text:style-name="T7">4</text:span><text:span text:style-name="T6">. sled</text:span><text:span text:style-name="T7">11-sp3</text:span><text:span text:style-name="T6"> component bug report rate comparison</text:span></text:p>
      <text:p text:style-name="P5"><text:span text:style-name="T6"/></text:p>
      <text:p text:style-name="P5"><draw:frame draw:style-name="fr1" draw:name="graphics8" text:anchor-type="paragraph" svg:x="8.878cm" svg:y="0.265cm" svg:width="6.184cm" svg:height="0.781cm" draw:z-index="4"><draw:image xlink:href="Pictures/20000056000018290000030E37121F19.svm" xlink:type="simple" xlink:show="embed" xlink:actuate="onLoad"/></draw:frame><text:span text:style-name="T6"/></text:p>
      <text:p text:style-name="P5"><text:span text:style-name="T6"/></text:p>
      <text:p text:style-name="P5"><text:span text:style-name="T6"/></text:p>
      <text:p text:style-name="P5"><draw:frame draw:style-name="fr4" draw:name="graphics7" text:anchor-type="paragraph" svg:width="23.94cm" svg:height="13.568cm" draw:z-index="3"><draw:image xlink:href="Pictures/20000924000060FB000036F9A9A8737C.svm" xlink:type="simple" xlink:show="embed" xlink:actuate="onLoad"/></draw:frame><text:span text:style-name="T6"/></text:p>
      <text:p text:style-name="P5"><text:span text:style-name="T6"/></text:p>
      <text:p text:style-name="P5"><text:span text:style-name="T6"/></text:p>
      <text:p text:style-name="P7"><text:soft-page-break/><text:span text:style-name="T2">r</text:span><text:span text:style-name="T1">eference</text:span><text:span text:style-name="T5">: bugs statistic raw data table list</text:span></text:p>
      <text:p text:style-name="P7"><text:span text:style-name="T5"/></text:p>
      <text:p text:style-name="P7"><draw:frame draw:style-name="fr6" draw:name="Object1" text:anchor-type="paragraph" svg:width="23.638cm" svg:height="16.6cm" draw:z-index="8"><draw:object xlink:href="./Object 1" xlink:type="simple" xlink:show="embed" xlink:actuate="onLoad"/><draw:image xlink:href="./ObjectReplacements/Object 1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1:29:38.347104261</meta:creation-date>
    <dc:date>2014-12-08T14:06:20.600460856</dc:date>
    <meta:editing-duration>PT2H30M47S</meta:editing-duration>
    <meta:editing-cycles>3</meta:editing-cycles>
    <meta:generator>LibreOffice/4.1.5.3$Linux_X86_64 LibreOffice_project/410m0$Build-3</meta:generator>
    <meta:document-statistic meta:table-count="0" meta:image-count="8" meta:object-count="1" meta:page-count="5" meta:paragraph-count="10" meta:word-count="80" meta:character-count="547" meta:non-whitespace-character-count="4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945in"/>
    </style:style>
    <style:style style:name="co2" style:family="table-column">
      <style:table-column-properties fo:break-before="auto" style:column-width="0.7654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7492in"/>
    </style:style>
    <style:style style:name="co5" style:family="table-column">
      <style:table-column-properties fo:break-before="auto" style:column-width="0.8783in"/>
    </style:style>
    <style:style style:name="co6" style:family="table-column">
      <style:table-column-properties fo:break-before="auto" style:column-width="0.8839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94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fo:background-color="#ffccff"/>
      <style:text-properties style:text-position=""/>
    </style:style>
    <style:style style:name="ce11" style:family="table-cell" style:parent-style-name="Default">
      <style:table-cell-properties fo:background-color="#9999ff"/>
      <style:text-properties style:text-position=""/>
    </style:style>
    <style:style style:name="ce2" style:family="table-cell" style:parent-style-name="Default" style:data-style-name="N11">
      <style:table-cell-properties fo:background-color="transparent"/>
      <style:text-properties fo:color="#2323dc" style:text-position=""/>
    </style:style>
    <style:style style:name="ce3" style:family="table-cell" style:parent-style-name="Default" style:data-style-name="N11">
      <style:table-cell-properties fo:background-color="#cccc99"/>
      <style:text-properties style:text-position=""/>
    </style:style>
    <style:style style:name="ce4" style:family="table-cell" style:parent-style-name="Default">
      <style:table-cell-properties fo:background-color="#cccc99"/>
      <style:text-properties style:text-position=""/>
    </style:style>
    <style:style style:name="ce5" style:family="table-cell" style:parent-style-name="Default" style:data-style-name="N11">
      <style:table-cell-properties fo:background-color="transparent"/>
      <style:text-properties fo:color="#ff00ff" style:text-position=""/>
    </style:style>
    <style:style style:name="ce6" style:family="table-cell" style:parent-style-name="Default" style:data-style-name="N11">
      <style:table-cell-properties fo:background-color="#99cccc"/>
      <style:text-properties style:text-position=""/>
    </style:style>
    <style:style style:name="ce7" style:family="table-cell" style:parent-style-name="Default" style:data-style-name="N11">
      <style:table-cell-properties fo:background-color="#ffccff"/>
      <style:text-properties style:text-position=""/>
    </style:style>
    <style:style style:name="ce8" style:family="table-cell" style:parent-style-name="Default" style:data-style-name="N11">
      <style:table-cell-properties fo:background-color="#9999ff"/>
      <style:text-properties style:text-position=""/>
    </style:style>
    <style:style style:name="ce9" style:family="table-cell" style:parent-style-name="Default">
      <style:table-cell-properties fo:background-color="#99cccc"/>
      <style:text-properties style:text-position="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1">
      <style:table-cell-properties fo:background-color="transparent"/>
      <style:text-properties fo:color="#2323dc"/>
    </style:style>
    <style:style style:name="ce16" style:family="table-cell" style:parent-style-name="Default" style:data-style-name="N11">
      <style:table-cell-properties fo:background-color="#cccc99"/>
    </style:style>
    <style:style style:name="ce17" style:family="table-cell" style:parent-style-name="Default">
      <style:table-cell-properties fo:background-color="#cccc99"/>
    </style:style>
    <style:style style:name="ce18" style:family="table-cell" style:parent-style-name="Default" style:data-style-name="N11">
      <style:table-cell-properties fo:background-color="transparent"/>
      <style:text-properties fo:color="#ff00ff"/>
    </style:style>
    <style:style style:name="ce19" style:family="table-cell" style:parent-style-name="Default" style:data-style-name="N11">
      <style:table-cell-properties fo:background-color="#99cccc"/>
    </style:style>
    <style:style style:name="ce20" style:family="table-cell" style:parent-style-name="Default" style:data-style-name="N11">
      <style:table-cell-properties fo:background-color="#ffccff"/>
    </style:style>
    <style:style style:name="ce21" style:family="table-cell" style:parent-style-name="Default" style:data-style-name="N11">
      <style:table-cell-properties fo:background-color="#9999ff"/>
    </style:style>
    <style:style style:name="ce22" style:family="table-cell" style:parent-style-name="Default">
      <style:table-cell-properties fo:background-color="#99cccc"/>
    </style:style>
    <style:style style:name="ce23" style:family="table-cell" style:parent-style-name="Default">
      <style:table-cell-properties fo:background-color="#ffccff"/>
    </style:style>
    <style:style style:name="ce24" style:family="table-cell" style:parent-style-name="Default">
      <style:table-cell-properties fo:background-color="#9999ff"/>
    </style:style>
  </office:automatic-styles>
  <office:body>
    <office:spreadsheet>
      <table:table table:name="chartD" table:style-name="ta1">
        <table:table-column table:style-name="co1" table:default-cell-style-name="ce14"/>
        <table:table-column table:style-name="co2" table:default-cell-style-name="ce16"/>
        <table:table-column table:style-name="co3" table:default-cell-style-name="ce19"/>
        <table:table-column table:style-name="co4" table:default-cell-style-name="ce20"/>
        <table:table-column table:style-name="co5" table:default-cell-style-name="ce21"/>
        <table:table-column table:style-name="co6" table:default-cell-style-name="ce16"/>
        <table:table-column table:style-name="co7" table:default-cell-style-name="ce19"/>
        <table:table-column table:style-name="co8" table:default-cell-style-name="ce20"/>
        <table:table-column table:style-name="co9" table:default-cell-style-name="ce21"/>
        <table:table-row table:style-name="ro1">
          <table:table-cell office:value-type="string" calcext:value-type="string">
            <text:p>component</text:p>
          </table:table-cell>
          <table:table-cell table:style-name="ce15" office:value-type="string" calcext:value-type="string">
            <text:p>12 valid/all</text:p>
          </table:table-cell>
          <table:table-cell table:style-name="ce18" office:value-type="string" calcext:value-type="string">
            <text:p>12 valid/total</text:p>
          </table:table-cell>
          <table:table-cell table:style-name="ce15" office:value-type="string" calcext:value-type="string">
            <text:p>11 valid/all</text:p>
          </table:table-cell>
          <table:table-cell table:style-name="ce18" office:value-type="string" calcext:value-type="string">
            <text:p>11 valid/total</text:p>
          </table:table-cell>
          <table:table-cell table:style-name="ce15" office:value-type="string" calcext:value-type="string">
            <text:p>12T valid/all</text:p>
          </table:table-cell>
          <table:table-cell table:style-name="ce18" office:value-type="string" calcext:value-type="string">
            <text:p>12T valid/total</text:p>
          </table:table-cell>
          <table:table-cell table:style-name="ce15" office:value-type="string" calcext:value-type="string">
            <text:p>11T valid/all</text:p>
          </table:table-cell>
          <table:table-cell table:style-name="ce18" office:value-type="string" calcext:value-type="string">
            <text:p>11T valid/total</text:p>
          </table:table-cell>
        </table:table-row>
        <table:table-row table:style-name="ro1">
          <table:table-cell office:value-type="string" calcext:value-type="string">
            <text:p>AppArmor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22" calcext:value-type="percentage">
            <text:p>0.22%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work-and-Branding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046" calcext:value-type="percentage">
            <text:p>0.4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44" calcext:value-type="percentage">
            <text:p>0.44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0165" calcext:value-type="percentage">
            <text:p>1.65%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8" calcext:value-type="percentage">
            <text:p>0.8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08" calcext:value-type="percentage">
            <text:p>4.08%</text:p>
          </table:table-cell>
        </table:table-row>
        <table:table-row table:style-name="ro2">
          <table:table-cell office:value-type="string" calcext:value-type="string">
            <text:p>Basesystem</text:p>
          </table:table-cell>
          <table:table-cell office:value-type="percentage" office:value="0.6757" calcext:value-type="percentage">
            <text:p>67.57%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7778" calcext:value-type="percentage">
            <text:p>77.78%</text:p>
          </table:table-cell>
          <table:table-cell office:value-type="percentage" office:value="0.0154" calcext:value-type="percentage">
            <text:p>1.54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0248" calcext:value-type="percentage">
            <text:p>2.48%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Bootloader</text:p>
          </table:table-cell>
          <table:table-cell table:style-name="ce17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0154" calcext:value-type="percentage">
            <text:p>1.54%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piz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ole-Applications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015" calcext:value-type="percentage">
            <text:p>0.15%</text:p>
          </table:table-cell>
          <table:table-cell table:number-columns-repeated="6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37" calcext:value-type="percentage">
            <text:p>1.37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0526" calcext:value-type="percentage">
            <text:p>5.2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65" calcext:value-type="percentage">
            <text:p>1.6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08" calcext:value-type="percentage">
            <text:p>4.08%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046" calcext:value-type="percentage">
            <text:p>0.4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044" calcext:value-type="percentage">
            <text:p>0.44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0165" calcext:value-type="percentage">
            <text:p>1.6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204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percentage" office:value="0.8889" calcext:value-type="percentage">
            <text:p>88.89%</text:p>
          </table:table-cell>
          <table:table-cell office:value-type="percentage" office:value="0.0122" calcext:value-type="percentage">
            <text:p>1.22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0329" calcext:value-type="percentage">
            <text:p>3.29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248" calcext:value-type="percentage">
            <text:p>2.48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0816" calcext:value-type="percentage">
            <text:p>8.16%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percentage" office:value="0.887" calcext:value-type="percentage">
            <text:p>88.70%</text:p>
          </table:table-cell>
          <table:table-cell office:value-type="percentage" office:value="0.2386" calcext:value-type="percentage">
            <text:p>23.86%</text:p>
          </table:table-cell>
          <table:table-cell office:value-type="percentage" office:value="0.6582" calcext:value-type="percentage">
            <text:p>65.82%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9394" calcext:value-type="percentage">
            <text:p>93.94%</text:p>
          </table:table-cell>
          <table:table-cell office:value-type="percentage" office:value="0.2562" calcext:value-type="percentage">
            <text:p>25.62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1633" calcext:value-type="percentage">
            <text:p>16.33%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172" calcext:value-type="percentage">
            <text:p>51.72%</text:p>
          </table:table-cell>
          <table:table-cell office:value-type="percentage" office:value="0.0329" calcext:value-type="percentage">
            <text:p>3.2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612" calcext:value-type="percentage">
            <text:p>6.12%</text:p>
          </table:table-cell>
        </table:table-row>
        <table:table-row table:style-name="ro1">
          <table:table-cell office:value-type="string" calcext:value-type="string">
            <text:p>Installer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2097" calcext:value-type="percentage">
            <text:p>20.97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.2645" calcext:value-type="percentage">
            <text:p>26.45%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22" calcext:value-type="percentage">
            <text:p>0.22%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E</text:p>
          </table:table-cell>
          <table:table-cell table:style-name="ce17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182" calcext:value-type="percentage">
            <text:p>81.82%</text:p>
          </table:table-cell>
          <table:table-cell office:value-type="percentage" office:value="0.0197" calcext:value-type="percentage">
            <text:p>1.97%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percentage" office:value="0.7879" calcext:value-type="percentage">
            <text:p>78.79%</text:p>
          </table:table-cell>
          <table:table-cell office:value-type="percentage" office:value="0.0395" calcext:value-type="percentage">
            <text:p>3.95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1732" calcext:value-type="percentage">
            <text:p>17.32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0083" calcext:value-type="percentage">
            <text:p>0.8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204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bzypp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046" calcext:value-type="percentage">
            <text:p>0.4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083" calcext:value-type="percentage">
            <text:p>0.83%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intenance</text:p>
          </table:table-cell>
          <table:table-cell table:style-name="ce17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22" calcext:value-type="percentage">
            <text:p>0.22%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le-Devices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712" calcext:value-type="percentage">
            <text:p>67.12%</text:p>
          </table:table-cell>
          <table:table-cell office:value-type="percentage" office:value="0.2149" calcext:value-type="percentage">
            <text:p>21.4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204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percentage" office:value="0.8824" calcext:value-type="percentage">
            <text:p>88.24%</text:p>
          </table:table-cell>
          <table:table-cell office:value-type="percentage" office:value="0.0228" calcext:value-type="percentage">
            <text:p>2.28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263" calcext:value-type="percentage">
            <text:p>2.63%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0.0413" calcext:value-type="percentage">
            <text:p>4.13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0816" calcext:value-type="percentage">
            <text:p>8.16%</text:p>
          </table:table-cell>
        </table:table-row>
        <table:table-row table:style-name="ro2">
          <table:table-cell office:value-type="string" calcext:value-type="string">
            <text:p>Novell-Client-for-Linux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0088" calcext:value-type="percentage">
            <text:p>0.8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204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0486" calcext:value-type="percentage">
            <text:p>4.86%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0.0413" calcext:value-type="percentage">
            <text:p>4.13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1224" calcext:value-type="percentage">
            <text:p>12.24%</text:p>
          </table:table-cell>
        </table:table-row>
        <table:table-row table:style-name="ro1">
          <table:table-cell office:value-type="string" calcext:value-type="string">
            <text:p>Packages</text:p>
          </table:table-cell>
          <table:table-cell office:value-type="percentage" office:value="0.931" calcext:value-type="percentage">
            <text:p>93.1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197" calcext:value-type="percentage">
            <text:p>1.97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0413" calcext:value-type="percentage">
            <text:p>4.13%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0.102" calcext:value-type="percentage">
            <text:p>10.20%</text:p>
          </table:table-cell>
        </table:table-row>
        <table:table-row table:style-name="ro1">
          <table:table-cell office:value-type="string" calcext:value-type="string">
            <text:p>Patterns</text:p>
          </table:table-cell>
          <table:table-cell office:value-type="percentage" office:value="0.6429" calcext:value-type="percentage">
            <text:p>64.29%</text:p>
          </table:table-cell>
          <table:table-cell office:value-type="percentage" office:value="0.0137" calcext:value-type="percentage">
            <text:p>1.3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" calcext:value-type="percentage">
            <text:p>0.8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204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083" calcext:value-type="percentage">
            <text:p>0.83%</text:p>
          </table:table-cell>
          <table:table-cell table:style-name="ce2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046" calcext:value-type="percentage">
            <text:p>0.46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066" calcext:value-type="percentage">
            <text:p>0.66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0165" calcext:value-type="percentage">
            <text:p>1.65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0408" calcext:value-type="percentage">
            <text:p>4.08%</text:p>
          </table:table-cell>
        </table:table-row>
        <table:table-row table:style-name="ro1">
          <table:table-cell office:value-type="string" calcext:value-type="string">
            <text:p>Samba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106" calcext:value-type="percentage">
            <text:p>1.0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331" calcext:value-type="percentage">
            <text:p>3.31%</text:p>
          </table:table-cell>
          <table:table-cell table:style-name="ce2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066" calcext:value-type="percentage">
            <text:p>0.66%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22" calcext:value-type="percentage">
            <text:p>1.22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0329" calcext:value-type="percentage">
            <text:p>3.29%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percentage" office:value="0.9474" calcext:value-type="percentage">
            <text:p>94.74%</text:p>
          </table:table-cell>
          <table:table-cell office:value-type="percentage" office:value="0.0274" calcext:value-type="percentage">
            <text:p>2.7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66" calcext:value-type="percentage">
            <text:p>0.6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" calcext:value-type="percentage">
            <text:p>0.83%</text:p>
          </table:table-cell>
          <table:table-cell table:style-name="ce2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Update-Problems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66" calcext:value-type="percentage">
            <text:p>0.66%</text:p>
          </table:table-cell>
          <table:table-cell table:style-name="ce17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08" calcext:value-type="percentage">
            <text:p>4.08%</text:p>
          </table:table-cell>
        </table:table-row>
        <table:table-row table:style-name="ro1">
          <table:table-cell office:value-type="string" calcext:value-type="string">
            <text:p>Update-Problems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66" calcext:value-type="percentage">
            <text:p>0.66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Virtualization:-Guest-Installation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" calcext:value-type="percentage">
            <text:p>0.83%</text:p>
          </table:table-cell>
          <table:table-cell table:style-name="ce2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Virtualization:-Keyboard,-Mouse,-Video</text:p>
          </table:table-cell>
          <table:table-cell table:style-name="ce17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22" calcext:value-type="percentage">
            <text:p>0.22%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rtualization:-Management-Tools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061" calcext:value-type="percentage">
            <text:p>0.6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" calcext:value-type="percentage">
            <text:p>0.83%</text:p>
          </table:table-cell>
          <table:table-cell table:style-name="ce2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PN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-ATI/fglrx-Driver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154" calcext:value-type="percentage">
            <text:p>1.54%</text:p>
          </table:table-cell>
          <table:table-cell table:style-name="ce17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08" calcext:value-type="percentage">
            <text:p>4.08%</text:p>
          </table:table-cell>
        </table:table-row>
        <table:table-row table:style-name="ro2">
          <table:table-cell office:value-type="string" calcext:value-type="string">
            <text:p>X-nVidia-Driver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076" calcext:value-type="percentage">
            <text:p>0.7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11" calcext:value-type="percentage">
            <text:p>1.10%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-Server</text:p>
          </table:table-cell>
          <table:table-cell office:value-type="percentage" office:value="0.7826" calcext:value-type="percentage">
            <text:p>78.26%</text:p>
          </table:table-cell>
          <table:table-cell office:value-type="percentage" office:value="0.0274" calcext:value-type="percentage">
            <text:p>2.74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0482" calcext:value-type="percentage">
            <text:p>4.82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0083" calcext:value-type="percentage">
            <text:p>0.8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08" calcext:value-type="percentage">
            <text:p>4.08%</text:p>
          </table:table-cell>
        </table:table-row>
        <table:table-row table:style-name="ro1">
          <table:table-cell office:value-type="string" calcext:value-type="string">
            <text:p>XEN:-Save-/-Restore-/-Migrate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022" calcext:value-type="percentage">
            <text:p>0.22%</text:p>
          </table:table-cell>
          <table:table-cell table:style-name="ce17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204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YaST2</text:p>
          </table:table-cell>
          <table:table-cell office:value-type="percentage" office:value="0.763" calcext:value-type="percentage">
            <text:p>76.30%</text:p>
          </table:table-cell>
          <table:table-cell office:value-type="percentage" office:value="0.1565" calcext:value-type="percentage">
            <text:p>15.65%</text:p>
          </table:table-cell>
          <table:table-cell office:value-type="percentage" office:value="0.8824" calcext:value-type="percentage">
            <text:p>88.24%</text:p>
          </table:table-cell>
          <table:table-cell office:value-type="percentage" office:value="0.0329" calcext:value-type="percentage">
            <text:p>3.29%</text:p>
          </table:table-cell>
          <table:table-cell office:value-type="percentage" office:value="0.8947" calcext:value-type="percentage">
            <text:p>89.47%</text:p>
          </table:table-cell>
          <table:table-cell office:value-type="percentage" office:value="0.1405" calcext:value-type="percentage">
            <text:p>14.0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204" calcext:value-type="percentage">
            <text:p>2.04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0000-00-00T14:05:41.191668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